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 Sans" svg:font-family="'Open Sans'"/>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variant="normal" fo:text-transform="none" fo:color="#555555" style:font-name="Arial" fo:font-size="12pt" fo:letter-spacing="normal" fo:font-style="normal" style:text-underline-style="none" fo:font-weight="normal"/>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style:font-name="Arial"/>
    </style:style>
    <style:style style:name="P6" style:family="paragraph" style:parent-style-name="Standard">
      <style:text-properties style:font-name="Arial" fo:font-size="18pt" style:text-underline-style="none" fo:font-weight="bold" style:font-size-asian="18pt" style:font-weight-asian="bold" style:font-size-complex="18pt" style:font-weight-complex="bold"/>
    </style:style>
    <style:style style:name="P7" style:family="paragraph" style:parent-style-name="Standard">
      <style:text-properties style:font-name="Arial" fo:font-size="18pt" fo:font-weight="bold" style:font-size-asian="18pt" style:font-weight-asian="bold" style:font-size-complex="18pt" style:font-weight-complex="bold"/>
    </style:style>
    <style:style style:name="P8" style:family="paragraph" style:parent-style-name="Standard">
      <style:text-properties style:font-name="Arial" fo:font-weight="bold" style:font-weight-asian="bold" style:font-weight-complex="bold"/>
    </style:style>
    <style:style style:name="P9" style:family="paragraph" style:parent-style-name="Standard">
      <style:paragraph-properties fo:text-align="justify" style:justify-single-word="false"/>
      <style:text-properties style:font-name="Arial" fo:font-weight="bold" style:font-weight-asian="bold" style:font-weight-complex="bold"/>
    </style:style>
    <style:style style:name="P10" style:family="paragraph" style:parent-style-name="Standard">
      <style:text-properties style:font-name="Arial" fo:font-weight="normal" style:font-weight-asian="normal" style:font-weight-complex="normal"/>
    </style:style>
    <style:style style:name="P11" style:family="paragraph" style:parent-style-name="Standard">
      <style:text-properties style:font-name="Arial"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14" style:family="paragraph" style:parent-style-name="Standard">
      <style:text-properties style:font-name="Arial" style:text-underline-style="none"/>
    </style:style>
    <style:style style:name="P15" style:family="paragraph" style:parent-style-name="Standard" style:list-style-name="L5">
      <style:text-properties style:font-name="Arial"/>
    </style:style>
    <style:style style:name="P16" style:family="paragraph" style:parent-style-name="Standard">
      <style:paragraph-properties fo:text-align="start" style:justify-single-word="false"/>
      <style:text-properties style:font-name="Arial" fo:font-size="15pt" fo:font-weight="bold" style:font-size-asian="15pt" style:font-weight-asian="bold" style:font-size-complex="15pt" style:font-weight-complex="bold"/>
    </style:style>
    <style:style style:name="P17" style:family="paragraph" style:parent-style-name="Standard">
      <style:paragraph-properties fo:text-align="justify" style:justify-single-word="false"/>
      <style:text-properties fo:font-style="normal" style:font-style-asian="normal" style:font-style-complex="normal"/>
    </style:style>
    <style:style style:name="P18"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19" style:family="paragraph" style:parent-style-name="Standard">
      <style:paragraph-properties fo:margin-top="0cm" fo:margin-bottom="0cm" fo:text-align="justify" style:justify-single-word="false" fo:orphans="2" fo:widows="2"/>
      <style:text-properties fo:font-variant="normal" fo:text-transform="none" fo:color="#555555" style:font-name="Open Sans" fo:font-size="12pt" fo:letter-spacing="normal" fo:font-style="normal" style:text-underline-style="none" fo:font-weight="normal"/>
    </style:style>
    <style:style style:name="P20" style:family="paragraph" style:parent-style-name="Standard">
      <style:paragraph-properties fo:margin-top="0cm" fo:margin-bottom="0cm" fo:text-align="justify" style:justify-single-word="false" fo:orphans="2" fo:widows="2"/>
      <style:text-properties style:font-name="Arial"/>
    </style:style>
    <style:style style:name="P21" style:family="paragraph" style:parent-style-name="Standard">
      <style:paragraph-properties fo:margin-top="0cm" fo:margin-bottom="0cm" fo:text-align="justify" style:justify-single-word="false" fo:orphans="2" fo:widows="2"/>
      <style:text-properties style:font-name="Arial" fo:font-size="12pt" style:font-size-asian="12pt" style:font-size-complex="12pt"/>
    </style:style>
    <style:style style:name="P22" style:family="paragraph" style:parent-style-name="Standard">
      <style:paragraph-properties fo:margin-top="0cm" fo:margin-bottom="0cm" fo:text-align="justify" style:justify-single-word="false" fo:orphans="2" fo:widows="2"/>
      <style:text-properties style:font-name="Arial"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variant="normal" fo:text-transform="none" fo:color="#252525" fo:letter-spacing="normal" fo:font-style="normal" style:text-underline-style="none"/>
    </style:style>
    <style:style style:name="T3" style:family="text">
      <style:text-properties fo:font-variant="normal" fo:text-transform="none" fo:color="#252525" fo:letter-spacing="normal" fo:font-style="normal" style:text-underline-style="none" fo:font-weight="normal"/>
    </style:style>
    <style:style style:name="T4" style:family="text">
      <style:text-properties fo:font-variant="normal" fo:text-transform="none" fo:color="#252525" fo:letter-spacing="normal" fo:font-style="normal" style:text-underline-style="none" fo:font-weight="bold" style:font-weight-asian="bold" style:font-weight-complex="bold"/>
    </style:style>
    <style:style style:name="T5" style:family="text">
      <style:text-properties fo:font-variant="normal" fo:text-transform="none" fo:color="#252525" fo:letter-spacing="normal" fo:font-style="italic" style:text-underline-style="none" fo:font-weight="normal" style:font-style-asian="italic" style:font-style-complex="italic"/>
    </style:style>
    <style:style style:name="T6" style:family="text">
      <style:text-properties fo:font-variant="normal" fo:text-transform="none" fo:color="#252525" fo:font-size="11.25pt" fo:letter-spacing="normal" fo:font-style="normal" style:text-underline-style="none" fo:font-weight="normal"/>
    </style:style>
    <style:style style:name="T7" style:family="text">
      <style:text-properties fo:font-variant="normal" fo:text-transform="none" fo:color="#252525" style:font-name="Arial" fo:font-size="11.25pt" fo:letter-spacing="normal" fo:font-style="normal" style:text-underline-style="none" fo:font-weight="normal"/>
    </style:style>
    <style:style style:name="T8" style:family="text">
      <style:text-properties fo:color="#252525" fo:font-size="11.25pt"/>
    </style:style>
    <style:style style:name="T9" style:family="text">
      <style:text-properties fo:color="#252525" style:font-name="Arial" fo:font-size="11.25pt"/>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font-name="Arial"/>
    </style:style>
    <style:style style:name="T12" style:family="text">
      <style:text-properties style:font-name="Arial" style:text-underline-style="none"/>
    </style:style>
    <style:style style:name="T13" style:family="text">
      <style:text-properties style:font-name="Arial" fo:font-weight="bold" style:font-weight-asian="bold" style:font-weight-complex="bold"/>
    </style:style>
    <style:style style:name="T14" style:family="text">
      <style:text-properties style:font-name="Arial" fo:font-weight="normal" style:font-weight-asian="normal" style:font-weight-complex="normal"/>
    </style:style>
    <style:style style:name="T15" style:family="text">
      <style:text-properties style:font-name="Arial" fo:font-style="italic" fo:font-weight="normal" style:font-style-asian="italic" style:font-weight-asian="normal" style:font-style-complex="italic" style:font-weight-complex="normal"/>
    </style:style>
    <style:style style:name="T16" style:family="text">
      <style:text-properties style:font-name="Arial" fo:font-style="italic" style:text-underline-style="none" fo:font-weight="normal" style:font-style-asian="italic" style:font-weight-asian="normal" style:font-style-complex="italic" style:font-weight-complex="normal"/>
    </style:style>
    <style:style style:name="T17" style:family="text">
      <style:text-properties style:font-name="Arial" style:text-underline-style="solid" style:text-underline-width="auto" style:text-underline-color="font-color" fo:font-weight="normal" style:font-weight-asian="normal" style:font-weight-complex="normal"/>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style:text-underline-style="none"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color="#ff3333"/>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mart Warfare</text:p>
      <text:p text:style-name="P16"/>
      <text:p text:style-name="P12">(Gliederung) *klick*</text:p>
      <text:p text:style-name="P5"/>
      <text:p text:style-name="P5">Was genau ist eigentlich Smart Warfare? Jeder kennt bestimmt Drohnen mit denen schöne Luftaufnahmen gefilmt oder geschossen werden. Oder hat schon einmal von einem Drohnenangriff gehört. In vielen Filmen wie Star Wars oder Terminator sieht man Cyborgs, Druiden oder Kampfflieger, welches sein Ziel einlocken kann. Doch was genau kann man sich darunter vorstellen? <text:span text:style-name="T20">*klick*</text:span></text:p>
      <text:p text:style-name="P5"><text:s/></text:p>
      <text:p text:style-name="P5">Smart Warfare ist der Begriff der neuen Kriegsführung. Die Technologie hat schon immer Kriege beeinflusst. Viele technologischen Entwicklungen haben sich während Zeiten des Krieges verbessert. Militärexperten definieren 3 verschiedene Entwicklungsstufen der Kriegsführung. </text:p>
      <text:p text:style-name="P5">In der 1. Stufe haben sich die Soldaten noch in Reih und Glied auf dem Feld versammelt und sich mit Speeren und Steinen, Schwertern und Keulen bekämpft. </text:p>
      <text:p text:style-name="P5">In der 2. Stufe wurden Distanzwaffen eingeführt, wie Gewehre. So musste man sich nicht mehr Gegenüber stehen. Im 1. Weltkrieg nutzte man diese Generation. </text:p>
      <text:p text:style-name="P5">In der 3. Stufe hat man sich Geschwindigkeit und die Überraschungsangriffe zu Gunsten gemacht. Flugzeuge und Panzer wurden noch besser gemacht. <text:s/></text:p>
      <text:p text:style-name="P5"><text:span text:style-name="T1">Smart Warfare </text:span>ist die <text:span text:style-name="T1">4.</text:span> und gerade dabei sich zu entwickeln. Attacken werden gezielter und das Töten wird über entfernte Steuerung getätigt. Drohnen und Waffen können programmiert werden, um bestimmte Ziele zu treffen. Soldaten sind besser ausgerüstet und gesichert. Kommander können sehen, was die Soldaten sehen. All diese militärischen Hi-Techs kosten immense Summen. Nur die reichsten Länder können sich das leisten. Obwohl die Technologie in der Anschaffung teurer ist, sind z.b. die einzelnen Drohnen billiger als ein Bomber, indem Menschen sitzen. </text:p>
      <text:p text:style-name="P5">Eine Leistungssteigerung im Bereich Elektronik und Sensortechnologie gehört zu der Entwicklung eines smart Warfare. Das Stichwort für Smart Warfare ist eine <text:span text:style-name="T1">netzwerkzentrierten Kriegsführung NCW(Network-Centric Warfare)</text:span>. Diese Schlüsselkomponente <text:span text:style-name="T1">kombiniert Informations- und Kommunikationstechnologie angewandt an die Verteidigungstechnik</text:span>. Eine Vielfalt an Sensoren wie Bild-und Radarsensoren beliefern das Netzwerk mit Informationen zur aktuellen Lage und diese einzelne Informationen der Sensoren sollen zeitgleich für alle Streitkräfte verfügbar gemacht werden. Nicht eingeplante Bedrohungen oder Fortschritte sollen so im Einsatz schneller erkannt werden. Es fallen eine Menge an Daten an. Dafür gibt kabellose und kabelgebundene Techniken, wie Satellit. Erstes Mal angewandt wurde das Konzept im <text:span text:style-name="T1">Irakkrieg 2003</text:span>. Noch ein Stichwort dafür ist: <text:span text:style-name="T1">„Sensor to Shooter“.</text:span> *<text:span text:style-name="T20">klick*</text:span></text:p>
      <text:p text:style-name="P5"><text:span text:style-name="T20"><text:tab/><text:tab/><text:tab/><text:tab/><text:tab/><text:tab/>Bild erklären</text:span></text:p>
      <text:p text:style-name="P5"/>
      <text:p text:style-name="P5"><text:span text:style-name="T1">Vernetzte Einheiten können aus kleineren Truppen bestehen und damit schneller und leichter reisen.</text:span> Das bedeutet, dass weniger Gepäck mitgenommen werden muss und die Truppen dazu imstande sein können eine<text:span text:style-name="T1"> Mission effektiv oder anders durchzuführen.</text:span> <text:span text:style-name="T1">Neue Taktiken</text:span> können angewandt und die <text:span text:style-name="T1">Ausgaben gesenkt </text:span>werden. <text:span text:style-name="T1">Soldaten können unabhängiger</text:span> agieren, da sie einander „tracken“ können und damit genau wissen, wo sich ihre Mitstreiter gerade befinden. <text:s/>Die digitale Datenübertragung ermöglicht eine Verteilung von Infos fast ohne Zeit-und Qualitätsverlust. *klick*</text:p>
      <text:p text:style-name="P5"/>
      <text:p text:style-name="P5">Grundvoraussetzung ist ein <text:span text:style-name="T1">ungestörter Empfang eines punktgenauen GPS-Signals.</text:span> <text:span text:style-name="T1">Jedes einzelne System muss zudem an ein Netzwerk vernetzt </text:span>sein, um die Informationen schneller sammeln zu können und sie in der NCW teilen zu können. Das macht <text:span text:style-name="T1">Hacker Angriffe natürlich gefährlich. *</text:span><text:span text:style-name="T21">klick*</text:span></text:p>
      <text:p text:style-name="P5"><text:soft-page-break/><text:span text:style-name="T21">2) Anwendungen</text:span></text:p>
      <text:p text:style-name="P6">2.1 Smart Aircraft</text:p>
      <text:p text:style-name="P13">Drohne oder auch unbemanntes Luftfahrzeug, „ist ein Luftfahrzeug, das ohne eine an Board befindliche Besatzung autark durch einen Computer oder vom Boden über eine Fernsteuerung betrieben und navigiert werden kann.“ *klick*</text:p>
      <text:p text:style-name="P13"/>
      <text:p text:style-name="P1"><text:span text:style-name="T7">Allgemein </text:span><text:span text:style-name="T13">Drohnen für:</text:span></text:p>
      <text:p text:style-name="P1"><text:span text:style-name="T13">-Luftaufnahmen (Fotografie/Videos)</text:span></text:p>
      <text:p text:style-name="P1"><text:span text:style-name="T13">-technische Kontrolle (z.B. Hochspannungsmasten /Gebäude)</text:span></text:p>
      <text:p text:style-name="P1"><text:span text:style-name="T13">-Forstwirtschaft/Landwirtschaft</text:span></text:p>
      <text:p text:style-name="P1"><text:span text:style-name="T13">-Tierschutz/Naturschutz</text:span></text:p>
      <text:p text:style-name="P1"><text:span text:style-name="T13">-Gutachten (z.B. Schätzen von Wildschäden)</text:span></text:p>
      <text:p text:style-name="P1"><text:span text:style-name="T13">-Polizei/Feuerwehr</text:span></text:p>
      <text:p text:style-name="P1"><text:span text:style-name="T13">Just For Fun *</text:span><text:span text:style-name="T15">klick*</text:span></text:p>
      <text:p text:style-name="P1"><text:span text:style-name="T15"/></text:p>
      <text:p text:style-name="P17"><text:span text:style-name="T14">Militär nutzt sie:</text:span></text:p>
      <text:p text:style-name="P18"><text:span text:style-name="T11">-Aufklärung / Erkundung / Spionage (Spionagedrohne /Aufklärungsdrohne </text:span><text:span text:style-name="T14">mit Kameras und Sensoren ausgestattet)</text:span></text:p>
      <text:p text:style-name="P18"><text:span text:style-name="T14">-</text:span><text:span text:style-name="T11">Bekämpfung / Tötung / Zerstörung</text:span><text:span text:style-name="T14"> (Kampfdrohne, zusätzlich mit Bomben, Raketen ausgestattet)</text:span></text:p>
      <text:p text:style-name="P18"><text:span text:style-name="T14">-</text:span><text:span text:style-name="T11">Rettungs /Hilfsaktionen</text:span><text:span text:style-name="T14"> </text:span></text:p>
      <text:p text:style-name="P18"><text:span text:style-name="T14"/></text:p>
      <text:p text:style-name="P18"><text:span text:style-name="T14">Drohnen könnten die bemannten Militärflugzeuge ersetzen. </text:span><text:span text:style-name="T17">Vorteil</text:span><text:span text:style-name="T14"> ist: Pilotenleben können gerettet werden, da sie gar nicht erst getötet oder gekidnapped werden können. Außerdem sind Drohnen billiger als die traditionelle Luftkraft und können länger (mehrere Tage) in der Luft bleiben. *</text:span><text:span text:style-name="T16">klick*</text:span></text:p>
      <text:p text:style-name="P18"><text:span text:style-name="T16"/></text:p>
      <text:p text:style-name="P9">Infos zu Drohnen:</text:p>
      <text:p text:style-name="P20"><text:span text:style-name="T6"/></text:p>
      <text:p text:style-name="P21"><text:span text:style-name="T3">Mehr als </text:span><text:span text:style-name="T4">70 Länder haben derzeit Drohnen</text:span><text:span text:style-name="T3">. </text:span><text:span text:style-name="T4">Größte Supporter der Militärdrohnen sind die United States, welche mehr als 11.000</text:span><text:span text:style-name="T3"> Drohnen beschäftigen. </text:span></text:p>
      <text:p text:style-name="P22"><text:span text:style-name="T2">Erste Aufklärungsdrohne: D-21 (1966).</text:span></text:p>
      <text:p text:style-name="P22"><text:span text:style-name="T2">Erste Kampdrohne: MQ-1 Predator von General Atomics.</text:span></text:p>
      <text:p text:style-name="P21"><text:span text:style-name="T3">Die United States benutzten als erste </text:span><text:span text:style-name="T4">bewaffnete Drohnen 1995 während der Jugoslawienkriege</text:span><text:span text:style-name="T3"> (Balkankonflikt). Nach der 9/11 Ära wurden MQ-1 Predator und fortgeschrittenere MQ-9 Reaper hergenommen um Al Qaeda Offiziere zu töten. *</text:span><text:span text:style-name="T5">klick*</text:span></text:p>
      <text:p text:style-name="P21"><text:span text:style-name="T3"/></text:p>
      <text:p text:style-name="P5"><text:span text:style-name="T18">Hulking MQ – 1 Predator von General Atomics</text:span> </text:p>
      <text:p text:style-name="Standard"><text:span text:style-name="T13">-hat „Fernsehkamera für Tageslicht sowie Wärmebildkamera für Schlechtwetter- und Nachtsicht und ein SA Radar, Steuerung über Bodenstation via Satelittenverbindung und C-Band-Funk“</text:span></text:p>
      <text:p text:style-name="Standard"><text:span text:style-name="T13">-ca 8 Meter Flügelspanne ausgerüstet mit AGM – 114 Hellfire (Raketen)</text:span></text:p>
      <text:p text:style-name="P8">-kann 24 Stunden aktiv sein *<text:span text:style-name="T21">klick*</text:span></text:p>
      <text:p text:style-name="P8"><text:span text:style-name="T19"/></text:p>
      <text:p text:style-name="P5">Jede Drohne benötigt ein <text:span text:style-name="T1">3 Personen Team</text:span>. <text:span text:style-name="T1">Einer fliegt sie, einer überwacht &amp; operiert die Kamera &amp; Sensoren der Drohne und der 3. ist im Kontakt mit den Kommandern und Besatzung innerhalb der Konflikt Zone</text:span>. Alle Angriffe werden manuell durchgeführt. (Video) zurück zu Folie 13 </text:p>
      <text:p text:style-name="P5">Zudem beliebte Drohne ist die <text:span text:style-name="T1">Raven Drohne von Aero Vironment</text:span> *<text:span text:style-name="T19">klick* Bild</text:span></text:p>
      <text:p text:style-name="P5"><text:span text:style-name="T19">Raven ist autonomer da sie mit der Hand gestartet werden kann (geworfen)Sie kriegt ihre Richtung via GPS Technologie und sendet ein live Video zurück. Außerdem kann sie alleine operieren. *klick*</text:span></text:p>
      <text:p text:style-name="P5"><text:soft-page-break/>und die <text:span text:style-name="T1">MQ-9 Reaper</text:span>. <text:s text:c="2"/><text:span text:style-name="T1">Die MQ-9 Reaper basiert auf der MQ-1 Predator</text:span>. Sie ist heutzutage die größte und am „schlimmsten“ bewaffnete Drohne. Sie hat eine 20 Meter Flügelspanne und ihr Zweck ist es zu lokalisieren und auszulöschen. Ihre Größe ist eher wie <text:span text:style-name="T1">Flugzeug</text:span>. Ihre Höchstgeschwindigkeit liegt bei 482 kmh schnell und kann bis zu 15 km hoch fliegen. Sie führt entweder <text:span text:style-name="T1">Hellfire Rakten mit sich oder lasergelenkte Bomben</text:span> (Smart Bombs). *<text:span text:style-name="T19">klick* bild</text:span></text:p>
      <text:p text:style-name="P5"><text:span text:style-name="T19"/></text:p>
      <text:p text:style-name="P7">2.2 Smart Bombs (Guided Bombs)</text:p>
      <text:p text:style-name="P5"><text:s/></text:p>
      <text:p text:style-name="Standard"><text:span text:style-name="T11">Eine Smart Bomb auch Guided Bomb kann nach </text:span><text:span text:style-name="T13">Abschuss ihre Fluglage/bahn beeinflussen</text:span><text:span text:style-name="T11">. Smart Bombs treffen aus mehreren tausend Meter mit einer Genauigkeit von</text:span><text:span text:style-name="T13"> 3 Metern</text:span><text:span text:style-name="T11">. Normale Bomben sind daher eher „Dumm“, da sie nur zufällig treffen.</text:span></text:p>
      <text:p text:style-name="P5">Smart Bombs nutzen ein<text:span text:style-name="T1"> Präzisions-Lenkungssystem</text:span>. Diese können <text:span text:style-name="T1">autonom oder via einen Fernsteuerung</text:span> direkt zum Ziel führen/geführt werden. Im Allgemeinen gibt es Radargelenkte, <text:span text:style-name="T10">TV-gelenkte </text:span>(TV-Sensor, Kamera), <text:s/><text:span text:style-name="T1">Lasergelenkte und Satellitengelenkte Bomben. *</text:span><text:span text:style-name="T21">klick*</text:span></text:p>
      <text:p text:style-name="Standard"><text:span text:style-name="T11"/></text:p>
      <text:p text:style-name="P5"/>
      <text:p text:style-name="P8">Lasergelenkte Bomben</text:p>
      <text:p text:style-name="P5">Heutzutage haben mehrere Länder ihr Flugzeuge mit lasergelenkten Bomben bewaffnet. Solche <text:span text:style-name="T1">Bomben können punktgenau fallen gelassen </text:span>werden. Im Wesentlichen wird das <text:span text:style-name="T1">Ziel markiert indem ein Laserstrahl vom Ziel reflektiert wird. Die Bombe erhält die reflektierenden Laserpulse. An der Spitze der Bombe ist ein Lasersuchsystem befestigt.</text:span> Nachteil daran ist, dass die Bombe immer Sichtkontakt mit dem Ziel haben muss, d.h. Wolken oder Hindernisse können diese behindern.</text:p>
      <text:p text:style-name="P5">Die größte Drohne MQ-9 Reaper ist groß genug um 226 kg schwere lasergelenkte Bomben zu tragen. *<text:span text:style-name="T19">klick*</text:span></text:p>
      <text:p text:style-name="P5"/>
      <text:p text:style-name="P8">Satellitengelenkte Bomben:</text:p>
      <text:p text:style-name="P10"><text:span text:style-name="T1">Durch GPS</text:span> kann die Einsatzfähigkeit nicht durch schlechte Sichtverhältnisse gestört werden. Da die Sendeleistung der Navigationssatelliten nur gering ist, kann das Signal <text:span text:style-name="T1">durch Funkstörquellen vom Kurs gebracht werden.</text:span> Diese Quellen nennt man <text:span text:style-name="T1">Jammer.</text:span> Deshalb arbeitet die <text:span text:style-name="T1">Air Force daran ein „home-on-jam“ Programm zu entwickeln</text:span>, welches falls ein Störungssignal entlarvt ist, zu dieser Störquelle fliegen soll.</text:p>
      <text:p text:style-name="P10">Ungelenkte Bomben kann man mithilfe <text:span text:style-name="T1">eines JDAM (Joint Direct Attack Munition) aufrüsten. *</text:span><text:span text:style-name="T19">klick* bild </text:span></text:p>
      <text:p text:style-name="P10"><text:span text:style-name="T19">*klick* bild</text:span></text:p>
      <text:p text:style-name="P10"><text:span text:style-name="T19">*klick*</text:span></text:p>
      <text:p text:style-name="P5"/>
      <text:p text:style-name="P5">Eine Bombe die mit <text:span text:style-name="T1">3 verschieden Hilfsmitteln arbeitet</text:span>, ist die <text:span text:style-name="T1">Small Diameter Bomb</text:span>. Mittels Millimeter-Wellenradar, Infrarot und Lasersignale findet sie ihr Ziel. Sie<text:span text:style-name="T1"> trifft auf jeden Fall. </text:span>Sinn und Zweck dieser Bombe ist, dass sie <text:span text:style-name="T1">platzsparend</text:span> ist. Sie verfügt über ein <text:span text:style-name="T1">intelligentes System</text:span>, um die Waffe zum Ziel zu führen. Bsp: Raytheons GBU-39. *<text:span text:style-name="T19">klick*</text:span></text:p>
      <text:p text:style-name="P19"><text:span text:style-name="T9"/></text:p>
      <text:p text:style-name="P7">2.3 Smart Weapons</text:p>
      <text:p text:style-name="P7"/>
      <text:p text:style-name="P3"><text:span text:style-name="T11">Es gibt Smart Bullets und Smart Guns. <text:s/>Waffen die von unautorisierten Menschen benutzt werden ist ein großes Problem. Allein 1/17 der Polizisten, welche tödlich angeschossen wurden, stammen von ihrer eigenen Waffe. </text:span></text:p>
      <text:p text:style-name="P3"><text:span text:style-name="T11"/></text:p>
      <text:p text:style-name="P3"><text:soft-page-break/><text:span text:style-name="T11">So gibt es Waffen, welche nur bei autorisiertem Besitzer feuern. </text:span></text:p>
      <text:p text:style-name="P11">Vor allem in den United States gewinnt dieses Thema immer mehr an Interesse. Das Konzept mittels biometrischer Abfrage als Zugangscode die Waffe zu bedienen könnte <text:span text:style-name="T1">viele Unfälle vermeiden</text:span>, wie z.b. Kinder die mit der Waffe der Eltern spielen. Heutzutage gibt es mehrere Arten der <text:span text:style-name="T1">Smart Gun, von <text:s/>Abzugsperre</text:span> zu fortgeschrittene elektronische oder magnetische Kontrollsysteme. Bsp: MagLoc Smart Gun *<text:span text:style-name="T19">klick*</text:span></text:p>
      <text:p text:style-name="P4"><text:span text:style-name="T12"/></text:p>
      <text:p text:style-name="P14">Zudem soll es Waffen wie die Armatix geben,<text:span text:style-name="T1"> bei der der Besitzer ein Armband oder einen Ring tragen soll. Mithilfe der RFID Technololgie soll die Waffe „wissen“ ob der Besitzer die Waffe hält. *</text:span><text:span text:style-name="T21">klick*</text:span></text:p>
      <text:p text:style-name="P5"/>
      <text:p text:style-name="P5">Eine weitere Art die Waffe zu personalisieren ist den Fingerabdruck mittels Sensor an der Waffe zu nehmen. </text:p>
      <text:p text:style-name="P8"/>
      <text:p text:style-name="P8">Smarte Munition und Smart Gun</text:p>
      <text:p text:style-name="P5">Es gibt zum Beispiel das XM25 Counter Defilade Target Engagement System, bei der eine smarte Sniper Rifle<text:span text:style-name="T1"> programmierte Kugeln</text:span> abschießen kann, welche nach einer <text:span text:style-name="T1">bestimmten Distanz explodieren. </text:span>Der Scharfschütze kann so entweder <text:span text:style-name="T1">direkt das Ziel nach altem Standard treffen oder die Kugel explodiert neben/über dem Ziel </text:span>und trifft dieses auch so. Bsp: <text:span text:style-name="T1">TrackingPoint System</text:span>. </text:p>
      <text:p text:style-name="P5">Ein <text:span text:style-name="T1">Laser ist in die Waffe mit eingebaut und kann die Entfernung zwischen Schützen und Ziel genau bemessen</text:span>. Jede<text:span text:style-name="T1"> Kugel hat einen Zeitzünder und einen kleiner magnetischen Umwandler, der mit dem Magnetfeld der Erde interagier</text:span>t. Der Mini Computer in der Kugel zählt die Anzahl der Rotationen. Wenn also die Kugel die <text:span text:style-name="T1">berechnete Distanz erreicht hat, wird diese gezündet</text:span>. Solche Waffen erlauben es Soldaten ihre Ziele mit einer Distanz von ca. 900 Metern zu treffen ohne dass diese eine speziale Ausbildung brauchen. Mithilfe des Tracking Point springt die typische Treffergenauigkeit eines Soldaten<text:span text:style-name="T1"> von 20 zu 70%.</text:span> <text:span text:style-name="T22">(video)</text:span> *<text:span text:style-name="T19">zu Folie 26*</text:span></text:p>
      <text:p text:style-name="P5"/>
      <text:p text:style-name="P5">*<text:span text:style-name="T19">Bild erklären* *klick*</text:span></text:p>
      <text:p text:style-name="P5"/>
      <text:p text:style-name="P5">Es gibt eine neue <text:span text:style-name="T1">Art von Waffe und das ist die Railgun.</text:span> Sie <text:span text:style-name="T1">feuert ihre Geschosse mittels einem Schlitten auf dem Strom liegt ab. Zwei parallele Schienen beschleunigen das Projektil in einem Magnetfeld,</text:span> welches durch den Strom erzeugt wird. *<text:span text:style-name="T19">klick*</text:span></text:p>
      <text:p text:style-name="P5"><text:span text:style-name="T19"/></text:p>
      <text:p text:style-name="P5">Vorteil dabei ist, dass <text:span text:style-name="T1">kein Treibstoff benötigt wir</text:span>d. Außerdem muss die Rakete <text:span text:style-name="T1">nicht mit extra Sprengstoff bestückt werden</text:span>, da sie<text:span text:style-name="T1"> superschnell unterwegs ist (bis Mach 7 – siebenfache Schallgeschwindigkeit) </text:span>und die Geschwindigkeit schon tödlich ist. Zudem hat die Railgun <text:span text:style-name="T1">gelenkte Projektile</text:span>, welche ziemlich genau sind. <text:span text:style-name="T1">2015 trat sie als erstes in der Öffentlichkeit auf. </text:span></text:p>
      <text:p text:style-name="P8">Bsp: Blitzer Railgun General Atomics. *<text:span text:style-name="T21">klick* bild *klick*</text:span></text:p>
      <text:p text:style-name="P5"/>
      <text:p text:style-name="P5"/>
      <text:p text:style-name="P7">2.4 Robot soldiers/ Army Robots</text:p>
      <text:p text:style-name="P5"/>
      <text:p text:style-name="P5">Durch Roboter kann die <text:span text:style-name="T1">Anzahl der kämpfenden Soldaten reduziert werden.</text:span> Roboter <text:span text:style-name="T1">sind billiger,</text:span> als Soldaten. Sie brauchen <text:span text:style-name="T1">keine Ausbildung und müssen nicht verpflegt bzw. bezahlt werden. </text:span>Roboter werden auch hergenommen, um die Lage <text:span text:style-name="T1">auszukundschaften oder anzugreifen.</text:span> Sie sollen allen Wetterbedingungen trotzen können, sowohl Tag und Nacht arbeiten können. Solche Roboter müssen in einem Sicherheitsabstand von 100 Metern arbeiten können. </text:p>
      <text:p text:style-name="P5"><text:soft-page-break/>Es gibt sogenannte <text:span text:style-name="T1">bomb-squad roboter. *</text:span><text:span text:style-name="T21">klick*</text:span></text:p>
      <text:p text:style-name="P5"><text:span text:style-name="T1"/></text:p>
      <text:p text:style-name="P5">Die kleinen Roboter wurden hergenommen um tödliche Bomben <text:span text:style-name="T1">zu entdecken oder zu entschärfen.</text:span> Eine Bombe kann durch viele verschiedene Möglichkeiten ausgelöst werden. Durch elektronische Sender und Schalter, durch Neigungsschalter, Thermalschalter oder Bewegungsentdeckern. <text:span text:style-name="T1">Läuft via Sensoren (wie X-ray), Minicomputer und Kamera</text:span>. Solche Roboter können zudem auch mit<text:span text:style-name="T1"> eigenen Bomben ausgestattet sein, um Bomben zu platzieren. *</text:span><text:span text:style-name="T21">klick*</text:span></text:p>
      <text:p text:style-name="Standard"><text:span text:style-name="T11"/></text:p>
      <text:p text:style-name="P5">Zurzeit testet die US Army Roboter auf denen ein Maschinengewehr ist. Bsp.:<text:span text:style-name="T1"> HDT's Protector</text:span></text:p>
      <text:p text:style-name="P5"><text:span text:style-name="T1">Funkgesteuerter Roboter mit M240 Maschinengewehr. Kann Kabellos kontrolliert werden. </text:span>Der Controller hat einen Temporegler Knopf, bei dem der Roboter selber herumfahren kann.<text:span text:style-name="T1"> Kann 570 kg tragen. *</text:span><text:span text:style-name="T21">klick*</text:span></text:p>
      <text:p text:style-name="P5"><text:span text:style-name="T21"/></text:p>
      <text:p text:style-name="P5">Dann gibt es noch das<text:span text:style-name="T1"> Legged Squad Support System (LS3 oder AlphaDog) von Boston Dynamics.</text:span> Der Roboter hat Ähnlichkeit wie der AT-AT in Star Wars nur kleiner. <text:span text:style-name="T1">LS3 hat 4 Beine und bewegt sich wie ein Hund. Er kann ca. 190 kg an Material tragen und läuft semi-autonom.</text:span> <text:span text:style-name="T1">LS3 hat verschiedene Settings in denen Eingestellt werden kann, wie der Hund sich koordinieren soll. Bsp.: Leader-Follower Tight Mode</text:span> (so nah wie möglich an der Führenden Person sein). Dieser Roboter hilft den Soldaten ihre <text:span text:style-name="T1">Verpflegung zu tragen, </text:span>sodass diese schneller voran kommen können. *<text:span text:style-name="T19">klick*</text:span></text:p>
      <text:p text:style-name="P5"/>
      <text:list xml:id="list3192724473175111376" text:style-name="L5">
        <text:list-header>
          <text:p text:style-name="P15"/>
        </text:list-header>
      </text:list>
      <text:p text:style-name="P7">2.5 Robotic Armor/Super Soldaten</text:p>
      <text:p text:style-name="P5"/>
      <text:p text:style-name="P5">Menschen können sehr anfällig und schwach sein. Ein Mensch wird schnell müde und braucht ca. 8 Stunden Schlaf oder Pausen jeden Tag. Deshalb sind wir ziemlich verwundbar für Dinge wie Kugeln, Bomben oder ähnliches. Das ist ein Grund warum es im Krieg viele Verluste gibt.</text:p>
      <text:p text:style-name="P5">Was aber, wenn es einen Weg gibt Menschen<text:span text:style-name="T1"> weniger verwundbar zu machen?</text:span> Sodass nicht nur die Überlebensfähigkeit sondern auch die Fähigkeiten verbessert wird. Wie z.B. längeres Marschieren, weniger Verletzungen zu erleiden, kräftiger sein.</text:p>
      <text:p text:style-name="P5">Am einfachsten wäre es einen Soldaten mit einen Robo-Rüstung zu umhüllen. Es gibt schon mehrere Prototypen von<text:span text:style-name="T1"> Exoskeletten</text:span>. <text:span text:style-name="T1">Seid 2016 hat Hyundai das erste Exoskelett auf den Markt gebracht.</text:span> *<text:span text:style-name="T19">klick*</text:span></text:p>
      <text:p text:style-name="P5"/>
      <text:p text:style-name="P5">Exoskelette laufen <text:span text:style-name="T1">mit Hydraulik und Motoren,</text:span> welche die <text:span text:style-name="T1">Kraft des Tragenden verbessern sollen, indem Gliedmaßen mit Kraft versehrt werden.</text:span> Dadurch sollen Soldaten schwerere Sachen tragen können. Außerdem <text:span text:style-name="T1">soll das Exoskelett Erschütterungen von Explosionen und Kugeln absorbieren.</text:span> (wie Iron Man) <text:s/>*<text:span text:style-name="T19">klick*</text:span></text:p>
      <text:p text:style-name="P5"><text:span text:style-name="T19"/></text:p>
      <text:p text:style-name="P5">Ein paar Prototypen sind der <text:span text:style-name="T1">Human Universal Load Carrier (HULC) von Lockheed Martin und XOS von Raytheon.</text:span> <text:span text:style-name="T1">Das XOS wiegt ca. 90 kg und ist aus einem hochfesten Aluminium und Stahl gebaut. Es nutzt eine Vielzahl an Controllern, Sensoren und Aktoren, um Aufgaben zu erfüllen</text:span>. Der Träger kann mehr als 90 kg tragen ohne eine Anstrengung zu fühlen. *<text:span text:style-name="T19">klick* Bild *klick*</text:span></text:p>
      <text:p text:style-name="P5"/>
      <text:p text:style-name="P5"/>
      <text:p text:style-name="P5"/>
      <text:p text:style-name="P5"/>
      <text:p text:style-name="P5"/>
      <text:p text:style-name="P7"><text:soft-page-break/>3. Ausblick</text:p>
      <text:p text:style-name="Standard"><text:span text:style-name="T11">Maschinen werden </text:span><text:span text:style-name="T13">sollen autonomer werden</text:span><text:span text:style-name="T11">. Die Möglichkeit allerdings dass autonome Systeme – z.B. mit fortgeschrittener FreundFeind-Erkennungssoftware -</text:span></text:p>
      <text:p text:style-name="Standard"><text:span text:style-name="T11">Entscheidungen treffen könnten, die sowohl sachlich zutreffend und in ihren Folgen moralisch akzeptabel, <text:s/>dürfte in den nächsten zwei Jahrzehnten wohl eher nicht realisierbar sein. <text:s text:c="2"/></text:span></text:p>
      <text:p text:style-name="P5">Das Pentagon hat seine Ansichten zur neuen Kriegsführung schon klar gemacht und will das Budget für Forschungen und Erfindungen aufstocken. Roboter sollen neben uns kämpfen und Japan will das Drohnen in der Luft mit einem in der Formation mitfliegen. Technologisch könnten Menschen in Cyborgs verwandelt werden. Es gibt jetzt schon das Cognitive Technology Threat Warning System (CT2WS). Eine Art Helm das Gefahren erkennen soll, indem es Gehirnströme misst. Solche eine Technologie könnte in Zukunft auf dem Schlachtfeld von Vorteil sein.<text:span text:style-name="T1"> Mit solchen Nanosensoren kann der Gesundheitszustand des Soldaten ständig übermittelt werden.</text:span> </text:p>
      <text:p text:style-name="P5"/>
      <text:p text:style-name="P5">Implantate können dem Kämpfer <text:span text:style-name="T1">Nachsich</text:span>t via Infrarot verleihen. </text:p>
      <text:p text:style-name="P5"/>
      <text:p text:style-name="P5">Zudem sollen richtige <text:span text:style-name="T1">Tarnanzüge oder auch Quantum Stealth auf den Markt kommen.</text:span> Bei dem der Anzug wie ein Chamäleon die Farben anpassen soll. Das Militär wird dann quasi unsichtbar. </text:p>
      <text:p text:style-name="P5"/>
      <text:p text:style-name="P5">Das U.S. Militär <text:span text:style-name="T1">arbeitet an einer Laserpistolen</text:span> ala Star Wars und <text:span text:style-name="T1">Partikel-Strahl Waffen</text:span>, welche einen Strahl mit hoher Energie auf das Ziel fokussieren und so die Molekularstruktur trennen soll.</text:p>
      <text:p text:style-name="P5"/>
      <text:p text:style-name="P5">Des weiteren sollen <text:span text:style-name="T1">elektromagnetische Waffen mithilfe Pulsen die gesamten elektronische Systeme des Gegners (</text:span>Computer – Auto Motoren) ausschalten ohne das dabei Leben oder Eigentum zerstört wird.</text:p>
      <text:p text:style-name="P5"/>
      <text:p text:style-name="P5"/>
      <text:p text:style-name="P7">4. Kritische Betrachtung</text:p>
      <text:p text:style-name="P7"/>
      <text:p text:style-name="Standard"><text:span text:style-name="T11">Hauptproblem bei autonomen Waffen ist, </text:span><text:span text:style-name="T13">dass es oft unklar ist, wo und wie Menschen in die Prozesse eingreifen. Dazu kommt, nach welchen Regeln das Programm der autonomen Waffen agiert.</text:span><text:span text:style-name="T11"> Ein menschlicher Bediener kann abwägen, ob er z.b. in der Nähe eines Krankenhauses angreifen will und wartet auf Genehmigungen. Ein Computer entscheidet nicht, sondern führt nur aus.</text:span><text:span text:style-name="T13"> Wer übernimmt Verantwortung falls doch was passiert? Zudem können Hackerangriffe verherrend sein, da die Systeme miteinander vernetzt sind.</text:span></text:p>
      <text:p text:style-name="Standard"><text:span text:style-name="T13"/></text:p>
      <text:p text:style-name="Standard"><text:span text:style-name="T13"/></text:p>
      <text:p text:style-name="Standard"><text:span text:style-name="T13">→ Sehr ihr Smart Warfare als Bedrohung?</text:span></text:p>
      <text:p text:style-name="Standard"><text:span text:style-name="T13"/></text:p>
      <text:p text:style-name="Standard"><text:span text:style-name="T13"/></text:p>
      <text:p text:style-name="P5"><text:span text:style-name="T11"/></text:p>
      <text:p text:style-name="P2"><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 Sans" svg:font-family="'Open Sans'"/>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11T18:45:19.58</meta:creation-date>
    <meta:generator>OpenOffice/4.1.1$Win32 OpenOffice.org_project/411m6$Build-9775</meta:generator>
    <dc:date>2017-01-11T20:47:47.13</dc:date>
    <meta:editing-duration>PT2H2M21S</meta:editing-duration>
    <meta:editing-cycles>12</meta:editing-cycles>
    <meta:document-statistic meta:table-count="0" meta:image-count="0" meta:object-count="0" meta:page-count="6" meta:paragraph-count="92" meta:word-count="2348" meta:character-count="16461"/>
  </office:meta>
</office:document-meta>
</file>